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5.42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outline1">
      <style:graphic-properties fo:min-height="17.693cm"/>
    </style:style>
    <style:style style:name="pr6" style:family="presentation" style:parent-style-name="Default-outline1">
      <style:graphic-properties fo:min-height="18.193cm"/>
    </style:style>
    <style:style style:name="pr7" style:family="presentation" style:parent-style-name="Default-outline1">
      <style:graphic-properties fo:min-height="17.773cm"/>
    </style:style>
    <style:style style:name="pr8" style:family="presentation" style:parent-style-name="Default-outline1">
      <style:graphic-properties fo:min-height="17.927cm"/>
    </style:style>
    <style:style style:name="pr9" style:family="presentation" style:parent-style-name="Default-title">
      <style:graphic-properties fo:min-height="1.737cm"/>
    </style:style>
    <style:style style:name="pr10" style:family="presentation" style:parent-style-name="Default-outline1">
      <style:graphic-properties fo:min-height="16.927cm"/>
    </style:style>
    <style:style style:name="pr11" style:family="presentation" style:parent-style-name="Default-outline1">
      <style:graphic-properties fo:min-height="20.683cm"/>
    </style:style>
    <style:style style:name="pr12" style:family="presentation" style:parent-style-name="Default-title">
      <style:graphic-properties fo:min-height="2.163cm"/>
    </style:style>
    <style:style style:name="pr13" style:family="presentation" style:parent-style-name="Default-outline1">
      <style:graphic-properties fo:min-height="17.427cm"/>
    </style:style>
    <style:style style:name="pr14" style:family="presentation" style:parent-style-name="Default-outline1">
      <style:graphic-properties fo:min-height="14.661cm"/>
    </style:style>
    <style:style style:name="pr15" style:family="presentation" style:parent-style-name="Default-outline1">
      <style:graphic-properties fo:min-height="18.273cm"/>
    </style:style>
    <style:style style:name="pr16" style:family="presentation" style:parent-style-name="Default-outline1">
      <style:graphic-properties fo:min-height="15.273cm"/>
    </style:style>
    <style:style style:name="pr17" style:family="presentation" style:parent-style-name="Default-outline1">
      <style:graphic-properties fo:min-height="18.459cm"/>
    </style:style>
    <style:style style:name="pr18" style:family="presentation" style:parent-style-name="Default-outline1">
      <style:graphic-properties fo:min-height="17.273cm"/>
    </style:style>
    <style:style style:name="pr19" style:family="presentation" style:parent-style-name="Default-outline1">
      <style:graphic-properties fo:min-height="18.927cm"/>
    </style:style>
    <style:style style:name="pr20" style:family="presentation" style:parent-style-name="Default-outline1">
      <style:graphic-properties fo:min-height="14.395cm"/>
    </style:style>
    <style:style style:name="pr21" style:family="presentation" style:parent-style-name="Default-notes">
      <style:graphic-properties draw:fill-color="#ffffff" draw:auto-grow-height="true" fo:min-height="13.365cm"/>
    </style:style>
    <style:style style:name="pr22" style:family="presentation" style:parent-style-name="Default-outline1">
      <style:graphic-properties fo:min-height="18.49cm"/>
    </style:style>
    <style:style style:name="pr23" style:family="presentation" style:parent-style-name="Default-notes">
      <style:graphic-properties draw:fill-color="#ffffff" fo:min-height="15.626cm"/>
    </style:style>
    <style:style style:name="pr24" style:family="presentation" style:parent-style-name="Default-title">
      <style:graphic-properties fo:min-height="3.865cm"/>
    </style:style>
    <style:style style:name="pr25" style:family="presentation" style:parent-style-name="Default-outline1">
      <style:graphic-properties fo:min-height="15.278cm"/>
    </style:style>
    <style:style style:name="pr26" style:family="presentation" style:parent-style-name="Default-title">
      <style:graphic-properties fo:min-height="2.47cm"/>
    </style:style>
    <style:style style:name="pr27" style:family="presentation" style:parent-style-name="Default-outline1">
      <style:graphic-properties fo:min-height="15.465cm"/>
    </style:style>
    <style:style style:name="pr28" style:family="presentation" style:parent-style-name="Default-outline1">
      <style:graphic-properties fo:min-height="19.72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3.399999618530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Библиотека jQuery</text:span></text:p>
          </draw:text-box>
        </draw:frame>
        <draw:frame presentation:style-name="pr2" draw:layer="layout" svg:width="27cm" svg:height="15.427cm" svg:x="0.5cm" svg:y="4.214cm" presentation:class="outline" presentation:user-transformed="true">
          <draw:text-box>
            <text:list text:style-name="L2">
              <text:list-header>
                <text:p>Часто приходится иметь дело с одними и теми же задачами: добавление нового содержимого, показ и скрытие элеметнов страницы, модифицирование атрибутов и стилей.</text:p>
                <text:p>Детали этих действий могут быть довольно сложными, особенно, если нужна одинаковая работа во всех браузерах </text:p>
                <text:p>Библиотека - коллекция кодов, представляющая простые решения часто встречающихся задач.</text:p>
                <text:p>Готовые функции облегчают выполнение распространенных действий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Достоинства jQuery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- Относительно небольшой размер библиотеки (сжатая версия - 90 Кб)</text:p>
                <text:p>- Испытанность и надежность</text:p>
                <text:p>- Бесплатность</text:p>
                <text:p>- Большое сообщество разработчиков</text:p>
                <text:p>- Множество готовых плагинов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Подключение jQuery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Библиотека jQuery <text:s/>- это внешний JavaScript-файл, содержащий программный код.</text:p>
                <text:p>Его можно подключить 2-мя способами:</text:p>
                <text:p>1 способ - скачать с сайта <text:span text:style-name="T1">jquery.com </text:span><text:span text:style-name="T2">и подключать с собственного сайта:</text:span></text:p>
                <text:p><text:span text:style-name="T2">&lt;script src="/js/jquery-1.6.2.js"&gt;&lt;/script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17.693cm" svg:x="1.4cm" svg:y="1.5cm" presentation:class="outline" presentation:user-transformed="true">
          <draw:text-box>
            <text:list text:style-name="L2">
              <text:list-header>
                <text:p>2 способ - использовать CDN (content distribution network), то есть загружать версию, расположенную на ресурсах Google, Yandex или jQuery</text:p>
                <text:p>У этого подхода есть преимущества: </text:p>
                <text:p>- файл грузится с ближайшего сервера</text:p>
                <text:p>- есть большая вероятность, что в кеше браузера посетителя файл уже есть</text:p>
                <text:p>Недостатки: невозможность автономной работы (если она нужна) и зависимость от внешних ресурсов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7.5cm" svg:height="18.193cm" svg:x="0cm" svg:y="1cm" presentation:class="outline" presentation:user-transformed="true">
          <draw:text-box>
            <text:list text:style-name="L2">
              <text:list-header>
                <text:p>Примеры загрузки через CDN:</text:p>
                <text:p><text:span text:style-name="T3">&lt;script src="https://ajax.googleapis.com/ajax/libs/jquery/2.2.2/jquery.min.js"&gt;&lt;/script&gt;</text:span></text:p>
                <text:p><text:span text:style-name="T3"/></text:p>
                <text:p><text:span text:style-name="T3">&lt;script src="https://yastatic.net/jquery/2.2.0/jquery.min.js"&gt;&lt;/script&gt;</text:span></text:p>
                <text:p><text:span text:style-name="T3"/></text:p>
                <text:p><text:span text:style-name="T3">&lt;script src="https://code.jquery.com/jquery-2.2.3.min.js"&gt;&lt;/script&gt;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Библиотека существует в двух версиях:</text:p>
                <text:p>минимизированной и несжатой</text:p>
                <text:p>Размер несжатого файла более 200 Кб, код легко читается, содержит комментарии, удобно для изучения</text:p>
                <text:p>Для практического использования предназначена минимизированная версия, в ней нет комментариев, лишних пробелов и переносов строк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Основное назначение jQuery - манипуляции с содержимым страницы.</text:p>
                <text:p>Они в конечном счете сводятся к выбору элемента (элементов) и совершению действий над элементами:</text:p>
                <text:p>- изменение свойств элемента (внешний вид, положение на странице)</text:p>
                <text:p>- изменение содержимого элемента (добавление и проч.)</text:p>
                <text:p>- удаление элемента</text:p>
                <text:p>- извлечение информации об элементе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Выбор элементов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В обычном JavaScript используется как правило <text:span text:style-name="T1">document.getElementById()</text:span></text:p>
                <text:p><text:span text:style-name="T2">При необходимости выбора нескольких элементов (например, определенного класса) пользоваться этим методом становится неудобно</text:span></text:p>
                <text:p><text:span text:style-name="T2">jQuery предоставляет собственную технику выбора элементов и работы с ними: работа через селекторы CS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7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Селекторы CSS - это названия тэгов, имена классов, id</text:p>
                <text:p>h1 {описание стиля}</text:p>
                <text:p>.myclass {описание стиля}</text:p>
                <text:p>#myid {описание стиля}</text:p>
                <text:p/>
                <text:p>С помощью jQuery можно выбрать один или более элементов используя специальную команду "объект jQuery":</text:p>
                <text:p>$('селектор'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8" draw:layer="layout" svg:width="25.199cm" svg:height="17.927cm" svg:x="1.4cm" svg:y="1cm" presentation:class="outline" presentation:user-transformed="true">
          <draw:text-box>
            <text:list text:style-name="L2">
              <text:list-header>
                <text:p>сравним:</text:p>
                <text:p>var a=document.getElementById('myid');</text:p>
                <text:p>var a=$('#myid');</text:p>
                <text:p/>
                <text:p>кроме того возможно выбрать все элементы определенного класса:</text:p>
                <text:p>$('.myclass')</text:p>
                <text:p>или все одинаковые тэги</text:p>
                <text:p>$('img')</text:p>
                <text:p>после чего произвести необходимые действия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9" draw:text-style-name="P1" draw:layer="layout" svg:width="25.199cm" svg:height="1.737cm" svg:x="1.4cm" svg:y="0.5cm" presentation:class="title" presentation:user-transformed="true">
          <draw:text-box>
            <text:p><text:span text:style-name="T1">Сложные селекторы</text:span></text:p>
          </draw:text-box>
        </draw:frame>
        <draw:frame presentation:style-name="pr10" draw:text-style-name="P1" draw:layer="layout" svg:width="25.199cm" svg:height="16.927cm" svg:x="1.4cm" svg:y="2.8cm" presentation:class="outline" presentation:user-transformed="true">
          <draw:text-box>
            <text:list text:style-name="L2">
              <text:list-header>
                <text:p><text:span text:style-name="T1">Селекторы потомков </text:span><text:span text:style-name="T2">позволяют указать на тэг, внутри другого тэга:</text:span></text:p>
                <text:p><text:span text:style-name="T1">$('.myclass a')</text:span></text:p>
                <text:p><text:span text:style-name="T1">$('#muid input')</text:span></text:p>
                <text:p><text:span text:style-name="T1">Дочерние селекторы </text:span><text:span text:style-name="T2">указывают на тэги, являющиеся "прямыми" потомками:</text:span></text:p>
                <text:p><text:span text:style-name="T1">$('.myclass &gt; a')</text:span></text:p>
                <text:p><text:span text:style-name="T1">Соседние родственные селекторы </text:span><text:span text:style-name="T2">указывают на тэг, появляющийся сразу после другого тэга:</text:span></text:p>
                <text:p><text:span text:style-name="T1">$('h2 + ul'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7" draw:text-style-name="P1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<text:span text:style-name="T1">Селекторы атрибута </text:span><text:span text:style-name="T2">указывают на элемент, имеющий определенный атрибут или атрибут с конкретным значением:</text:span></text:p>
                <text:p><text:span text:style-name="T1">$('img[alt]')</text:span></text:p>
                <text:p><text:span text:style-name="T1">$('img[src="picture.jpg"]')</text:span></text:p>
                <text:p><text:span text:style-name="T1">$('a[href^="http://"]')</text:span><text:span text:style-name="T2"> - начинается с http</text:span></text:p>
                <text:p><text:span text:style-name="T1">$('a[href^="mailto:"]')</text:span><text:span text:style-name="T2"> - начинается с mailto</text:span></text:p>
                <text:p><text:span text:style-name="T1">$('a[href$=".jpg"]')</text:span><text:span text:style-name="T2"> - заканчивается на .jpg</text:span></text:p>
                <text:p><text:span text:style-name="T1">$('a[href*="yandex"]')</text:span><text:span text:style-name="T2"> - содержит yandex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1" draw:text-style-name="P2" draw:layer="layout" svg:width="25.199cm" svg:height="20.683cm" svg:x="1.4cm" svg:y="0.317cm" presentation:class="outline" presentation:user-transformed="true">
          <draw:text-box>
            <text:list text:style-name="L2">
              <text:list-header>
                <text:p text:style-name="P2"><text:span text:style-name="T1">Функции выбора через DOM</text:span></text:p>
                <text:p><text:span text:style-name="T4">предназначены для отбора элементов относительно выбранных через селектор</text:span></text:p>
                <text:p><text:span text:style-name="T5">.next()</text:span><text:span text:style-name="T4"> возвращает элементы, которые находятся непосредственно после каждого из выбранных</text:span></text:p>
                <text:p><text:span text:style-name="T5">.prev()</text:span><text:span text:style-name="T4"> возвращает элементы, которые находятся непосредственно перед каждым из выбранных </text:span></text:p>
                <text:p><text:span text:style-name="T5">.children()</text:span><text:span text:style-name="T4"> <text:s/>возвращает все дочерние элементы</text:span></text:p>
                <text:p><text:span text:style-name="T5">.parent()</text:span><text:span text:style-name="T4"> возвращает родительские элементы </text:span></text:p>
                <text:p><text:span text:style-name="T5">.parents()</text:span><text:span text:style-name="T4"> возвращает всех предков выбранных элементов</text:span></text:p>
                <text:p><text:span text:style-name="T5">.siblings()</text:span><text:span text:style-name="T4"> возвращает все элементы, которые являются соседними для выбранных (имеют общего родителя)</text:span></text:p>
                <text:p><text:span text:style-name="T6">$('div').children('a'); $('#link').parent(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2" draw:text-style-name="P1" draw:layer="layout" svg:width="25.199cm" svg:height="2.163cm" svg:x="1.4cm" svg:y="0.337cm" presentation:class="title" presentation:user-transformed="true">
          <draw:text-box>
            <text:p><text:span text:style-name="T1">Фильтры jQuery</text:span></text:p>
          </draw:text-box>
        </draw:frame>
        <draw:frame presentation:style-name="pr13" draw:layer="layout" svg:width="25.199cm" svg:height="17.427cm" svg:x="1.4cm" svg:y="2.5cm" presentation:class="outline" presentation:user-transformed="true">
          <draw:text-box>
            <text:list text:style-name="L2">
              <text:list-header>
                <text:p><text:span text:style-name="T1">$('tr:even')</text:span> - выбирает все четные тэги</text:p>
                <text:p><text:span text:style-name="T1">$('tr:odd')</text:span> - выбирает все нечетные тэги</text:p>
                <text:p>нумерация с 0</text:p>
                <text:p><text:span text:style-name="T1">$('li:first')</text:span> - выбирает первый элемент группы</text:p>
                <text:p><text:span text:style-name="T1">$('li:last')</text:span> - выбирает последний элемент группы</text:p>
                <text:p><text:span text:style-name="T1">$('a:not(.myclass)')</text:span> - указывает, какие элементы игнорировать</text:p>
                <text:p><text:span text:style-name="T1">$('li:has(a)') </text:span><text:span text:style-name="T2">- выбирает элементы, содержащие другие элементы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7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Часто селекторы указывают не на один элемент, а на группу элементов.</text:p>
                <text:p>В этом случае действия совершаются над всеми элементами, выбранными согласно селектору.</text:p>
                <text:p>Цикл повторяющихся действий при этом организуется автоматически, программировать его нет необходимости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Управление содержимым</text:span></text:p>
          </draw:text-box>
        </draw:frame>
        <draw:frame presentation:style-name="pr14" draw:layer="layout" svg:width="25.199cm" svg:height="14.661cm" svg:x="1.4cm" svg:y="4.914cm" presentation:class="outline" presentation:user-transformed="true">
          <draw:text-box>
            <text:list text:style-name="L2">
              <text:list-header>
                <text:p>Функция <text:span text:style-name="T1">.html() </text:span><text:span text:style-name="T2">читает существующий html-код внутри элемента либо замещает его новым.</text:span></text:p>
                <text:p><text:span text:style-name="T2">alert($('#errors').html());</text:span></text:p>
                <text:p><text:span text:style-name="T2">если параметров нет, функция возвращает текущий html-код элемента</text:span></text:p>
                <text:p><text:span text:style-name="T2">$('#errors').html('&lt;b&gt;Внимание, найдены ошибки!&lt;/b&gt;');</text:span></text:p>
                <text:p><text:span text:style-name="T2">если есть строка - html-код элемента заменяется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5" draw:layer="layout" svg:width="25.199cm" svg:height="18.273cm" svg:x="1.4cm" svg:y="1.1cm" presentation:class="outline" presentation:user-transformed="true">
          <draw:text-box>
            <text:list text:style-name="L2">
              <text:list-header>
                <text:p><text:s/><text:span text:style-name="T1">.text() </text:span><text:span text:style-name="T2">работает аналогично, но игнорирует тэги, удобна для чтения/замены текста</text:span></text:p>
                <text:p><text:span text:style-name="T1">.append() </text:span><text:span text:style-name="T2">добавляет html-код как последний дочерний элемент</text:span></text:p>
                <text:p><text:span text:style-name="T1">.prepend() </text:span><text:span text:style-name="T2">добавляет html-код как первый дочерний элемент, сразу после открывающего тэга</text:span></text:p>
                <text:p><text:span text:style-name="T1">.before()</text:span><text:span text:style-name="T2"> добавляет html-код вне элемента, прямо перед ним</text:span></text:p>
                <text:p><text:span text:style-name="T1">.after()</text:span><text:span text:style-name="T2"> добавляет html-код вне элемента, сразу после него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<text:span text:style-name="T1">.remove() </text:span><text:span text:style-name="T2">удаляет элементы</text:span></text:p>
                <text:p><text:span text:style-name="T1">.replaceWith('новый html-код') </text:span><text:span text:style-name="T2">заменяет элементы</text:span></text:p>
                <text:p><text:span text:style-name="T1">.addClass('newclass')</text:span><text:span text:style-name="T2"> - добавляет элементу новый класс (класс должен быть описан в ьаблице стилей)</text:span></text:p>
                <text:p><text:span text:style-name="T1">.removeClass('oldclass') </text:span><text:span text:style-name="T2">- удаляет класс из указанных элементов</text:span></text:p>
                <text:p><text:span text:style-name="T1">.toggleClass('newclass') </text:span><text:span text:style-name="T2">- переключает класс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Управление свойствами CSS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Функция <text:span text:style-name="T1">.css() </text:span><text:span text:style-name="T2">позволяет работать со стилями элементов: получать текущие значения, изменять определенные значения или несколько определенных значений</text:span></text:p>
                <text:p><text:span text:style-name="T2">var color_text=$('.menu').css('color');</text:span></text:p>
                <text:p><text:span text:style-name="T2">$('#header').css('font-size', '24px');</text:span></text:p>
                <text:p><text:span text:style-name="T2">$('.menu').css({'color':'#ff0000', 'border':'1px solid #990000'}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Управление атрибутами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">.attr()</text:span> возвращает значение атрибута или изменяет его</text:p>
                <text:p><text:span text:style-name="T1">.removeAttr()</text:span> удаляет атрибут</text:p>
                <text:p/>
                <text:p>var bann=$('#banner').attr('src');</text:p>
                <text:p>$('#banner').attr('src', 'new.jpg'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9cm" svg:height="1.737cm" svg:x="1.4cm" svg:y="0.8cm" presentation:class="title" presentation:user-transformed="true">
          <draw:text-box>
            <text:p><text:span text:style-name="T1">Обработка событий</text:span></text:p>
          </draw:text-box>
        </draw:frame>
        <draw:frame presentation:style-name="pr16" draw:layer="layout" svg:width="25.199cm" svg:height="15.273cm" svg:x="1.4cm" svg:y="3.5cm" presentation:class="outline" presentation:user-transformed="true">
          <draw:text-box>
            <text:list text:style-name="L2">
              <text:list-header>
                <text:p>События мыши:</text:p>
                <text:p>click, dblclick, mousedown, mouseup, mouseover, mouseout, mousemove</text:p>
                <text:p>События документа/окна:</text:p>
                <text:p>load, resize, scroll, unload</text:p>
                <text:p>События форм:</text:p>
                <text:p>submit, reset, change, focus, blur</text:p>
                <text:p>События клавиатуры:</text:p>
                <text:p>keypress, keydown, keyup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7" draw:layer="layout" svg:width="25.199cm" svg:height="18.459cm" svg:x="1.4cm" svg:y="1cm" presentation:class="outline" presentation:user-transformed="true">
          <draw:text-box>
            <text:list text:style-name="L2">
              <text:list-header>
                <text:p>События jQuery:</text:p>
                <text:p><text:span text:style-name="T1">ready</text:span> - событие полной загрузки документа, используется для объявления функций и выполнения действий с задержкой до полной загрузки</text:p>
                <text:p><text:span text:style-name="T1">hover</text:span> - событие наведения и снятия указания мыши, принимает 2 аргумента - 2 функции, определяющие действия для захода курсора на элемент и выхода с него</text:p>
                <text:p><text:span text:style-name="T1">toggle</text:span> - обработка кликов мыши, принимает несколько аргументов - действия при первом, втором и т.д. кликах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8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Работа с событием в jQuery подразумевает 3 шага:</text:p>
                <text:p>1) выбор элемента (элементов)</text:p>
                <text:p>2) назначение события</text:p>
                <text:p>3) определение действий</text:p>
                <text:p/>
                <text:p>Наиболее распространенный способ определения действий - передача событию анонимной функции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>
            <draw:text-box>
              <text:p>тут примечание всякое</text:p>
            </draw:text-box>
          </draw:frame>
        </presentation:notes>
      </draw:page>
      <draw:page draw:name="page24" draw:style-name="dp1" draw:master-page-name="Default" presentation:presentation-page-layout-name="AL1T1">
        <draw:frame presentation:style-name="pr19" draw:layer="layout" svg:width="25.199cm" svg:height="18.927cm" svg:x="1.4cm" svg:y="1cm" presentation:class="outline" presentation:user-transformed="true">
          <draw:text-box>
            <text:list text:style-name="L2">
              <text:list-header>
                <text:p>$('.menu li').click( function() {</text:p>
                <text:p><text:s text:c="2"/>//код функции</text:p>
                <text:p>});</text:p>
                <text:p>$(document).ready(function(){</text:p>
                <text:p><text:s text:c="4"/>//действия, функции</text:p>
                <text:p>});</text:p>
                <text:p>$('.menu li').hover(function(){</text:p>
                <text:p><text:s text:c="4"/>//курсор зашел на элемент</text:p>
                <text:p>}, function(){</text:p>
                <text:p><text:s text:c="3"/>//курсор вышел с элемента</text:p>
                <text:p>}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Эффекты jQuery: </text:span><text:span text:style-name="T1"><text:line-break/></text:span><text:span text:style-name="T1">появление и исчезновение</text:span></text:p>
          </draw:text-box>
        </draw:frame>
        <draw:frame presentation:style-name="pr20" draw:layer="layout" svg:width="25.199cm" svg:height="14.395cm" svg:x="1.4cm" svg:y="4.914cm" presentation:class="outline" presentation:user-transformed="true">
          <draw:text-box>
            <text:list text:style-name="L2">
              <text:list-header>
                <text:p><text:span text:style-name="T1">show()</text:span> показывает ранее скрытый элемент</text:p>
                <text:p><text:span text:style-name="T1">hide()</text:span> скрывает видимый элемент</text:p>
                <text:p><text:span text:style-name="T1">toggle()</text:span> переключает текущее состояние элемента</text:p>
                <text:p><text:span text:style-name="T1">fadeIn()</text:span> - постепенное появление</text:p>
                <text:p><text:span text:style-name="T1">fadeOut()</text:span> - постепенное исчезновение</text:p>
                <text:p><text:span text:style-name="T1">fadeToggle()</text:span> - постепенное переключение</text:p>
                <text:p>скорость можно задавать в миллисекундах или текстом 'fast', 'normal', 'slow'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<text:span text:style-name="T1">slideDown()</text:span> отображает элемент со скольженим сверху</text:p>
                <text:p><text:span text:style-name="T1">slideUp()</text:span> скрывает элемент со скольжением снизу</text:p>
                <text:p><text:span text:style-name="T1">slideToggle()</text:span> переключает со скольжением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5.199cm" svg:height="2.163cm" svg:x="1.4cm" svg:y="0.836cm" presentation:class="title" presentation:user-transformed="true">
          <draw:text-box>
            <text:p><text:span text:style-name="T1">AJAX</text:span></text:p>
          </draw:text-box>
        </draw:frame>
        <draw:frame presentation:style-name="pr16" draw:layer="layout" svg:width="25.199cm" svg:height="15.273cm" svg:x="1.4cm" svg:y="3.5cm" presentation:class="outline" presentation:user-transformed="true">
          <draw:text-box>
            <text:list text:style-name="L2">
              <text:list-header>
                <text:p><text:span text:style-name="T1">AJAX</text:span> - Asynchronous Javascript And XML (Асинхронные Javascript и XML)</text:p>
                <text:p>XML - e<text:span text:style-name="T1">X</text:span>tensible <text:span text:style-name="T1">M</text:span>arkup <text:span text:style-name="T1">L</text:span>anguage — расширяемый язык разметки</text:p>
                <text:p><text:span text:style-name="T1">AJAX</text:span> - технология обращения к серверу без перезагрузки страницы.</text:p>
                <text:p>Термин появился в 2005 году.</text:p>
                <text:p>Классические примеры применения - Google Maps, Gmail <text:s/>- создавались еще до появления термина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4cm" svg:y="2.256cm" draw:page-number="27" presentation:class="page"/>
          <draw:frame presentation:style-name="pr21" draw:text-style-name="P3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2" draw:layer="layout" svg:width="26.898cm" svg:height="18.49cm" svg:x="0.44cm" svg:y="0.661cm" presentation:class="outline" presentation:user-transformed="true">
          <draw:text-box>
            <text:list text:style-name="L2">
              <text:list-header>
                <text:p>Асинхронность проявляется в том, что <text:s/>не каждый клик пользователя доходит до сервера, и не каждая реакция сервера обусловлена запросом пользователя.</text:p>
                <text:p>Несмотря на то, что в названии технологии присутствует буква X (от XML), использовать XML вовсе не обязательно. Обычно под AJAX подразумевают любое общение с сервером без перезагрузки страницы, организованное при помощи JavaScript.</text:p>
              </text:list-header>
            </text:list>
          </draw:text-box>
        </draw:frame>
        <presentation:notes draw:style-name="dp2">
          <draw:page-thumbnail draw:style-name="gr1" draw:layer="layout" svg:width="16.368cm" svg:height="13.021cm" svg:x="3.389cm" svg:y="2.639cm" draw:page-number="28" presentation:class="page"/>
          <draw:frame presentation:style-name="pr23" draw:text-style-name="P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4" draw:text-style-name="P1" draw:layer="layout" svg:width="27.778cm" svg:height="3.865cm" svg:x="1.543cm" svg:y="0.922cm" presentation:class="title">
          <draw:text-box>
            <text:p><text:span text:style-name="T1">ОБЛАСТИ ПРИМЕНЕНИЯ</text:span></text:p>
          </draw:text-box>
        </draw:frame>
        <draw:frame presentation:style-name="pr25" draw:layer="layout" svg:width="27.778cm" svg:height="15.278cm" svg:x="1.543cm" svg:y="5.417cm" presentation:class="outline">
          <draw:text-box>
            <text:list text:style-name="L2">
              <text:list-header>
                <text:p>- элементы интерфейса (опросы, подписки, голосования, добавление в корзину и пр.)</text:p>
                <text:p>- динамическая подгрузка данных (меню, каталоги, ленты новостей и пр.)</text:p>
                <text:p>- "живой" поиск</text:p>
              </text:list-header>
            </text:list>
          </draw:text-box>
        </draw:frame>
        <presentation:notes draw:style-name="dp2">
          <draw:page-thumbnail draw:style-name="gr1" draw:layer="layout" svg:width="16.368cm" svg:height="13.021cm" svg:x="3.389cm" svg:y="2.639cm" draw:page-number="29" presentation:class="page"/>
          <draw:frame presentation:style-name="pr23" draw:text-style-name="P4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6" draw:text-style-name="P1" draw:layer="layout" svg:width="25.199cm" svg:height="2.47cm" svg:x="1.4cm" svg:y="0.836cm" presentation:class="title" presentation:user-transformed="true">
          <draw:text-box>
            <text:p><text:span text:style-name="T1">AJAX и jQuery</text:span></text:p>
          </draw:text-box>
        </draw:frame>
        <draw:frame presentation:style-name="pr27" draw:layer="layout" svg:width="25.199cm" svg:height="15.465cm" svg:x="1.4cm" svg:y="3.307cm" presentation:class="outline" presentation:user-transformed="true">
          <draw:text-box>
            <text:list text:style-name="L2">
              <text:list-header>
                <text:p/>
                <text:p>jQuery имеет ряд функций, позволяющих использовать AJAX</text:p>
                <text:p>Эти функции упрощают выполнение запросов по сравнению с базовым способом.</text:p>
                <text:p>Не нужно заботиться о корректной работе в разных браузерах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4cm" svg:y="2.256cm" draw:page-number="30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28" draw:text-style-name="P1" draw:layer="layout" svg:width="25.199cm" svg:height="19.725cm" svg:x="1.499cm" svg:y="0.508cm" presentation:class="outline" presentation:user-transformed="true">
          <draw:text-box>
            <text:list text:style-name="L2">
              <text:list-header>
                <text:p><text:span text:style-name="T1">.load(url, [data], [callback])</text:span></text:p>
                <text:p><text:span text:style-name="T2">осуществляет запрос к серверу без перезагрузки страницы. Полученные от сервера данные будут автоматически помещены внутрь выбранных элементов. </text:span></text:p>
                <text:p><text:span text:style-name="T2">url — адрес, по которому будет отправлен запрос.</text:span></text:p>
                <text:p><text:span text:style-name="T2">data — данные, которые будут отправлены на сервер. Данные представлены в форме набора параметр:значение, например: {var1:value1, var2:value2, ...}.</text:span></text:p>
                <text:p><text:span text:style-name="T2">callback — <text:s/>функция, которая будет вызвана после того, как ответ сервера будет помещен в выбранные элементы страницы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4cm" svg:y="2.256cm" draw:page-number="31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7.773cm" svg:x="1.4cm" svg:y="0.999cm" presentation:class="outline" presentation:user-transformed="true">
          <draw:text-box>
            <text:list text:style-name="L2">
              <text:list-header>
                <text:p>$("#result").load(</text:p>
                <text:p><text:s/>"/test.php", </text:p>
                <text:p>{sort: "name", order: "asc"}</text:p>
                <text:p>);</text:p>
                <text:p/>
                <text:p>Удобнее всего использовать функцию .load() без параметров для простой загрузки контента, указывая только ur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4cm" svg:y="2.256cm" draw:page-number="32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8" draw:layer="layout" svg:width="25.199cm" svg:height="17.273cm" svg:x="1.4cm" svg:y="1.499cm" presentation:class="outline" presentation:user-transformed="true">
          <draw:text-box>
            <text:list text:style-name="L2">
              <text:list-header>
                <text:p>Функции <text:span text:style-name="T1">.get()</text:span> и <text:span text:style-name="T1">.post() </text:span><text:span text:style-name="T2">отправляют запросы серверу с помощью методов GET и POST соответственно.</text:span></text:p>
                <text:p><text:span text:style-name="T2">Эти функции не требуют селектора.</text:span></text:p>
                <text:p><text:span text:style-name="T1">$.get("/test.php")</text:span></text:p>
                <text:p><text:span text:style-name="T1">$.post("/test.php")</text:span></text:p>
                <text:p>Как и <text:span text:style-name="T1">.load()</text:span>, могут иметь дополнительные параметры:</text:p>
                <text:p><text:span text:style-name="T1">.get(url, [data], [callback])</text:span></text:p>
                <text:p><text:span text:style-name="T2">параметры имеют те же самые значения, что и для </text:span><text:span text:style-name="T1">.load(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4cm" svg:y="2.256cm" draw:page-number="33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5" draw:layer="layout" svg:width="25.199cm" svg:height="18.273cm" svg:x="1.4cm" svg:y="0.499cm" presentation:class="outline" presentation:user-transformed="true">
          <draw:text-box>
            <text:list text:style-name="L2">
              <text:list-header>
                <text:p>Если требуется передать большое количество параметров <text:s/>из конкретной формы на странице, то указывать все пары имя:значение в параметре data неудобно.</text:p>
                <text:p>Функция <text:span text:style-name="T1">.serialize()</text:span> автоматически сформирует строку параметров:</text:p>
                <text:p><text:span text:style-name="T1">var formData = $('#login').serialize();</text:span></text:p>
                <text:p><text:span text:style-name="T2">Таким образом в переменной </text:span><text:span text:style-name="T1">formData</text:span><text:span text:style-name="T2"> будут храниться все пары имя:значение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4cm" svg:y="2.256cm" draw:page-number="34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8" draw:layer="layout" svg:width="25.199cm" svg:height="17.273cm" svg:x="1.4cm" svg:y="1.499cm" presentation:class="outline" presentation:user-transformed="true">
          <draw:text-box>
            <text:list text:style-name="L2">
              <text:list-header>
                <text:p>Функция callback нужна для обработки данных, полученных от сервера. </text:p>
                <text:p>Она принимает эти данные в качестве аргумента:</text:p>
                <text:p>function response(data) {</text:p>
                <text:p><text:s text:c="3"/>$('#result').html(data)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4cm" svg:y="2.256cm" draw:page-number="35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3H45M16S</meta:editing-duration>
    <meta:editing-cycles>70</meta:editing-cycles>
    <meta:generator>OpenOffice/4.1.7$Win32 OpenOffice.org_project/417m1$Build-9800</meta:generator>
    <dc:date>2018-04-24T06:50:42.06</dc:date>
    <meta:document-statistic meta:object-count="140"/>
  </office:meta>
</office:document-meta>
</file>